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7aa6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font-variant="normal" fo:text-transform="none" fo:color="#fcc28c" style:font-name="monospace" fo:font-size="12pt" fo:letter-spacing="normal" fo:font-style="normal" fo:font-weight="normal" style:font-size-asian="10pt"/>
    </style:style>
    <style:style style:name="T4" style:family="text">
      <style:text-properties fo:font-variant="normal" fo:text-transform="none" fo:color="#ffffff" style:font-name="Monospace" fo:font-size="10pt" fo:letter-spacing="normal" style:font-size-asian="10pt"/>
    </style:style>
    <style:style style:name="T5" style:family="text">
      <style:text-properties fo:font-variant="normal" fo:text-transform="none" fo:color="#ffffff" style:font-name="monospace" fo:font-size="12pt" fo:letter-spacing="normal" fo:font-style="normal" fo:font-weight="normal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2:44:24.558487022</meta:creation-date>
    <dc:date>2022-06-20T21:18:25.602592494</dc:date>
    <meta:editing-duration>PT2H1M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